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" manifest:full-path="Pictures/TablePreview6.svm"/>
  <manifest:file-entry manifest:media-type="" manifest:full-path="Pictures/TablePreview7.svm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vertical-align="middle"/>
    </style:style>
    <style:style style:name="co1" style:family="table-column">
      <style:table-column-properties style:column-width="3.404cm" style:use-optimal-column-width="false"/>
    </style:style>
    <style:style style:name="co2" style:family="table-column">
      <style:table-column-properties style:column-width="3.597cm" style:use-optimal-column-width="false"/>
    </style:style>
    <style:style style:name="co3" style:family="table-column">
      <style:table-column-properties style:column-width="0.999cm" style:use-optimal-column-width="false"/>
    </style:style>
    <style:style style:name="co4" style:family="table-column">
      <style:table-column-properties style:column-width="2.845cm" style:use-optimal-column-width="false"/>
    </style:style>
    <style:style style:name="co5" style:family="table-column">
      <style:table-column-properties style:column-width="1.038cm" style:use-optimal-column-width="false"/>
    </style:style>
    <style:style style:name="co6" style:family="table-column">
      <style:table-column-properties style:column-width="2.857cm" style:use-optimal-column-width="false"/>
    </style:style>
    <style:style style:name="co7" style:family="table-column">
      <style:table-column-properties style:column-width="0.767cm" style:use-optimal-column-width="false"/>
    </style:style>
    <style:style style:name="co8" style:family="table-column">
      <style:table-column-properties style:column-width="0.726cm" style:use-optimal-column-width="false"/>
    </style:style>
    <style:style style:name="co9" style:family="table-column">
      <style:table-column-properties style:column-width="1.381cm" style:use-optimal-column-width="false"/>
    </style:style>
    <style:style style:name="co10" style:family="table-column">
      <style:table-column-properties style:column-width="1.428cm" style:use-optimal-column-width="false"/>
    </style:style>
    <style:style style:name="co11" style:family="table-column">
      <style:table-column-properties style:column-width="1.022cm" style:use-optimal-column-width="false"/>
    </style:style>
    <style:style style:name="co12" style:family="table-column">
      <style:table-column-properties style:column-width="0.703cm" style:use-optimal-column-width="false"/>
    </style:style>
    <style:style style:name="co13" style:family="table-column">
      <style:table-column-properties style:column-width="0.702cm" style:use-optimal-column-width="false"/>
    </style:style>
    <style:style style:name="co14" style:family="table-column">
      <style:table-column-properties style:column-width="1.358cm" style:use-optimal-column-width="false"/>
    </style:style>
    <style:style style:name="ro1" style:family="table-row">
      <style:table-row-properties style:row-height="0.587cm"/>
    </style:style>
    <style:style style:name="ro2" style:family="table-row">
      <style:table-row-properties style:row-height="0.523cm"/>
    </style:style>
    <style:style style:name="ro3" style:family="table-row">
      <style:table-row-properties style:row-height="0.6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-left="none" fo:border-right="none" fo:border-top="none" fo:border-bottom="0.001cm solid #000000"/>
      <style:text-properties fo:font-family="'Times New Roman'" style:font-family-generic="roman" style:font-pitch="variable" fo:font-size="8pt" style:font-size-asian="8pt" style:font-size-complex="8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font-family="'Times New Roman'" style:font-family-generic="roman" style:font-pitch="variable" fo:font-size="8pt" style:font-size-asian="8pt" style:font-size-complex="8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center" fo:border-left="none" fo:border-right="none" fo:border-top="none" fo:border-bottom="0.001cm solid #000000"/>
      <style:text-properties fo:font-family="'Times New Roman'" style:font-family-generic="roman" style:font-pitch="variable" fo:font-size="8pt" style:font-size-asian="8pt" style:font-size-complex="8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font-family="'Times New Roman'" style:font-family-generic="roman" style:font-pitch="variable" fo:font-size="8pt" style:font-size-asian="8pt" style:font-size-complex="8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center" fo:border-left="none" fo:border-right="0.001cm solid #000000" fo:border-top="none" fo:border-bottom="0.001cm solid #000000"/>
      <style:text-properties fo:font-family="'Times New Roman'" style:font-family-generic="roman" style:font-pitch="variable" fo:font-size="8pt" style:font-size-asian="8pt" style:font-size-complex="8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text-align="center" fo:border-left="none" fo:border-right="0.001cm solid #000000" fo:border-top="none" fo:border-bottom="none"/>
      <style:text-properties fo:font-family="'Times New Roman'" style:font-family-generic="roman" style:font-pitch="variable" fo:font-size="8pt" style:font-size-asian="8pt" style:font-size-complex="8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border-left="none" fo:border-right="0.001cm solid #000000" fo:border-top="none" fo:border-bottom="0.001cm solid #000000"/>
      <style:text-properties fo:font-family="'Times New Roman'" style:font-family-generic="roman" style:font-pitch="variable" fo:font-size="8pt" style:font-size-asian="8pt" style:font-size-complex="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2" style:family="text">
      <style:text-properties style:text-position="-33% 58%" fo:font-family="'Times New Roman'" style:font-family-generic="roman" style:font-pitch="variable" fo:font-size="10pt" style:font-size-asian="10pt" style:font-size-complex="10pt"/>
    </style:style>
    <style:style style:name="T3" style:family="text">
      <style:text-properties fo:font-family="'Times New Roman'" style:font-family-generic="roman" style:font-pitch="variable" fo:font-size="10pt" style:font-size-asian="10pt" style:font-size-complex="10pt"/>
    </style:style>
    <style:style style:name="T4" style:family="text">
      <style:text-properties fo:font-family="'Times New Roman'" style:font-style-name="Regular" style:font-family-generic="roman" fo:font-size="10pt" style:font-family-asian="'Times New Roman'" style:font-style-name-asian="Regular" style:font-family-generic-asian="roman" style:font-size-asian="10pt" style:font-family-complex="'Times New Roman'" style:font-style-name-complex="Regular" style:font-family-generic-complex="roman" style:font-size-complex="10pt"/>
    </style:style>
    <style:style style:name="T5" style:family="text">
      <style:text-properties fo:font-family="'Times New Roman'" style:font-family-generic="roman" style:font-pitch="variable" fo:font-size="8pt" fo:font-style="italic" style:font-size-asian="8pt" style:font-style-asian="italic" style:font-size-complex="8pt" style:font-style-complex="italic"/>
    </style:style>
    <style:style style:name="T6" style:family="text">
      <style:text-properties fo:font-family="'Times New Roman'" style:font-family-generic="roman" style:font-pitch="variable" fo:font-size="8pt" style:font-size-asian="8pt" style:font-size-complex="8pt"/>
    </style:style>
    <style:style style:name="T7" style:family="text">
      <style:text-properties style:text-position="-33% 58%" fo:font-family="'Times New Roman'" style:font-family-generic="roman" style:font-pitch="variable" fo:font-size="8pt" style:font-size-asian="8pt" style:font-size-complex="8pt"/>
    </style:style>
    <style:style style:name="T8" style:family="text">
      <style:text-properties fo:font-family="'Times New Roman'" style:font-style-name="Regular" style:font-family-generic="roman" fo:font-size="8pt" style:font-family-asian="'Times New Roman'" style:font-style-name-asian="Regular" style:font-family-generic-asian="roman" style:font-size-asian="8pt" style:font-family-complex="'Times New Roman'" style:font-style-name-complex="Regular" style:font-family-generic-complex="roman" style:font-size-complex="8pt"/>
    </style:style>
    <style:style style:name="T9" style:family="text">
      <style:text-properties fo:font-family="'Times New Roman'" style:font-family-generic="roman" style:font-pitch="variable" fo:font-size="8pt" style:font-family-asian="'Times New Roman'" style:font-style-name-asian="Regular" style:font-family-generic-asian="roman" style:font-size-asian="8pt" style:font-family-complex="'Times New Roman'" style:font-style-name-complex="Regular" style:font-family-generic-complex="roman" style:font-size-complex="8pt"/>
    </style:style>
    <style:style style:name="T10" style:family="text">
      <style:text-properties fo:font-family="'Times New Roman'" style:font-style-name="Regular" style:font-family-generic="roman" fo:font-size="8pt" fo:font-style="italic" style:font-family-asian="'Times New Roman'" style:font-style-name-asian="Regular" style:font-family-generic-asian="roman" style:font-size-asian="8pt" style:font-style-asian="italic" style:font-family-complex="'Times New Roman'" style:font-style-name-complex="Regular" style:font-family-generic-complex="roman" style:font-size-complex="8pt" style:font-style-complex="italic"/>
    </style:style>
    <style:style style:name="T11" style:family="text">
      <style:text-properties style:text-position="-33% 58%" fo:font-family="'Times New Roman'" style:font-family-generic="roman" style:font-pitch="variable" fo:font-size="8pt" style:font-family-asian="'Times New Roman'" style:font-style-name-asian="Regular" style:font-family-generic-asian="roman" style:font-size-asian="8pt" style:font-family-complex="'Times New Roman'" style:font-style-name-complex="Regular" style:font-family-generic-complex="roman" style:font-size-complex="8pt"/>
    </style:style>
    <style:style style:name="T12" style:family="text">
      <style:text-properties style:text-position="-33% 58%" fo:font-family="'Times New Roman'" style:font-family-generic="roman" style:font-pitch="variable" fo:font-size="10pt" fo:font-style="normal" style:font-size-asian="10pt" style:font-style-asian="normal" style:font-size-complex="10pt" style:font-style-complex="normal"/>
    </style:style>
    <style:style style:name="T13" style:family="text">
      <style:text-properties style:text-position="-33% 58%" fo:font-family="'Times New Roman'" style:font-family-generic="roman" style:font-pitch="variable" fo:font-size="8pt" fo:font-style="normal" style:font-size-asian="8pt" style:font-style-asian="normal" style:font-size-complex="8pt" style:font-style-complex="normal"/>
    </style:style>
    <style:style style:name="T14" style:family="text">
      <style:text-properties fo:font-family="'Times New Roman'" style:font-family-generic="roman" style:font-pitch="variable" fo:font-size="8pt" fo:font-style="italic" style:font-family-asian="'Times New Roman'" style:font-style-name-asian="Regular" style:font-family-generic-asian="roman" style:font-size-asian="8pt" style:font-style-asian="italic" style:font-family-complex="'Times New Roman'" style:font-style-name-complex="Regular" style:font-family-generic-complex="roman" style:font-size-complex="8pt" style:font-style-complex="italic"/>
    </style:style>
    <style:style style:name="T15" style:family="text">
      <style:text-properties style:text-position="0% 100%"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6" draw:id="id6" draw:layer="layout" svg:width="1.27cm" svg:height="1.016cm" svg:x="4.351cm" svg:y="3.991cm">
          <text:p text:style-name="P1"><text:span text:style-name="T1">x</text:span><text:span text:style-name="T2">1</text:span><text:span text:style-name="T3">[</text:span><text:span text:style-name="T1">t</text:span><text:span text:style-name="T4">–</text:span><text:span text:style-name="T3">1]</text:span></text:p>
        </draw:ellipse>
        <draw:frame draw:style-name="standard" draw:layer="layout" svg:width="3.403cm" svg:height="1.173cm" svg:x="4.334cm" svg:y="2.88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5">P</text:span><text:span text:style-name="T6">(</text:span><text:span text:style-name="T5">x</text:span><text:span text:style-name="T7">1</text:span><text:span text:style-name="T6">[</text:span><text:span text:style-name="T5">t</text:span><text:span text:style-name="T8">–</text:span><text:span text:style-name="T9">1]=1</text:span><text:span text:style-name="T6">) <text:s text:c="3"/></text:span><text:span text:style-name="T5">P</text:span><text:span text:style-name="T6">(</text:span><text:span text:style-name="T5">x</text:span><text:span text:style-name="T7">1</text:span><text:span text:style-name="T6">[</text:span><text:span text:style-name="T5">t</text:span><text:span text:style-name="T8">–</text:span><text:span text:style-name="T9">1]=0</text:span><text:span text:style-name="T6">)</text:span></text:p>
              </table:table-cell>
            </table:table-row>
            <table:table-row table:style-name="ro1">
              <table:table-cell table:style-name="ce2">
                <text:p><text:span text:style-name="T6"><text:s text:c="7"/></text:span><text:span text:style-name="T10">α</text:span><text:span text:style-name="T11">1</text:span><text:span text:style-name="T6"> <text:s text:c="18"/>1</text:span><text:span text:style-name="T8">–</text:span><text:span text:style-name="T10">α</text:span><text:span text:style-name="T11">1</text:span></text:p>
              </table:table-cell>
            </table:table-row>
          </table:table>
          <draw:image xlink:href="Pictures/TablePreview1.svm" xlink:type="simple" xlink:show="embed" xlink:actuate="onLoad"/>
        </draw:frame>
        <draw:ellipse draw:style-name="gr1" draw:text-style-name="P2" xml:id="id5" draw:id="id5" draw:layer="layout" svg:width="1.27cm" svg:height="1.007cm" svg:x="4.352cm" svg:y="6.692cm">
          <text:p text:style-name="P1"><text:span text:style-name="T1">x</text:span><text:span text:style-name="T12">2</text:span><text:span text:style-name="T3">[</text:span><text:span text:style-name="T1">t</text:span><text:span text:style-name="T4">–</text:span><text:span text:style-name="T3">1]</text:span></text:p>
        </draw:ellipse>
        <draw:frame draw:style-name="standard" draw:layer="layout" svg:width="3.403cm" svg:height="1.173cm" svg:x="4.335cm" svg:y="7.68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5">P</text:span><text:span text:style-name="T6">(</text:span><text:span text:style-name="T5">x</text:span><text:span text:style-name="T13">2</text:span><text:span text:style-name="T6">[</text:span><text:span text:style-name="T5">t</text:span><text:span text:style-name="T8">–</text:span><text:span text:style-name="T9">1]=1</text:span><text:span text:style-name="T6">) <text:s text:c="3"/></text:span><text:span text:style-name="T5">P</text:span><text:span text:style-name="T6">(</text:span><text:span text:style-name="T5">x</text:span><text:span text:style-name="T13">2</text:span><text:span text:style-name="T6">[</text:span><text:span text:style-name="T5">t</text:span><text:span text:style-name="T8">–</text:span><text:span text:style-name="T9">1]=0</text:span><text:span text:style-name="T6">)</text:span></text:p>
              </table:table-cell>
            </table:table-row>
            <table:table-row table:style-name="ro1">
              <table:table-cell table:style-name="ce2">
                <text:p><text:span text:style-name="T6"><text:s text:c="8"/></text:span><text:span text:style-name="T14">α</text:span><text:span text:style-name="T11">2</text:span><text:span text:style-name="T6"> <text:s text:c="17"/>1</text:span><text:span text:style-name="T9">–</text:span><text:span text:style-name="T14">α</text:span><text:span text:style-name="T11">2</text:span></text:p>
              </table:table-cell>
            </table:table-row>
          </table:table>
          <draw:image xlink:href="Pictures/TablePreview2.svm" xlink:type="simple" xlink:show="embed" xlink:actuate="onLoad"/>
        </draw:frame>
        <draw:ellipse draw:style-name="gr1" draw:text-style-name="P2" xml:id="id4" draw:id="id4" draw:layer="layout" svg:width="1.27cm" svg:height="1.016cm" svg:x="4.353cm" svg:y="9.393cm">
          <text:p text:style-name="P1"><text:span text:style-name="T1">x</text:span><text:span text:style-name="T12">3</text:span><text:span text:style-name="T3">[</text:span><text:span text:style-name="T1">t</text:span><text:span text:style-name="T4">–</text:span><text:span text:style-name="T3">1]</text:span></text:p>
        </draw:ellipse>
        <draw:frame draw:style-name="standard" draw:layer="layout" svg:width="3.596cm" svg:height="1.173cm" svg:x="4.336cm" svg:y="10.387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3">
                <text:p text:style-name="P1"><text:span text:style-name="T5">P</text:span><text:span text:style-name="T6">(</text:span><text:span text:style-name="T5">x</text:span><text:span text:style-name="T13">3</text:span><text:span text:style-name="T6">[</text:span><text:span text:style-name="T5">t</text:span><text:span text:style-name="T8">–</text:span><text:span text:style-name="T9">1]=1</text:span><text:span text:style-name="T6">) <text:s text:c="3"/></text:span><text:span text:style-name="T5">P</text:span><text:span text:style-name="T6">(</text:span><text:span text:style-name="T5">x</text:span><text:span text:style-name="T13">3</text:span><text:span text:style-name="T6">[</text:span><text:span text:style-name="T5">t</text:span><text:span text:style-name="T8">–</text:span><text:span text:style-name="T9">1]=0</text:span><text:span text:style-name="T6">)</text:span></text:p>
              </table:table-cell>
            </table:table-row>
            <table:table-row table:style-name="ro1">
              <table:table-cell table:style-name="ce4">
                <text:p text:style-name="P1"><text:span text:style-name="T6"><text:s text:c="7"/></text:span><text:span text:style-name="T14">α</text:span><text:span text:style-name="T11">3</text:span><text:span text:style-name="T6"> <text:s text:c="18"/>1</text:span><text:span text:style-name="T9">–</text:span><text:span text:style-name="T14">α</text:span><text:span text:style-name="T11">3</text:span></text:p>
              </table:table-cell>
            </table:table-row>
          </table:table>
          <draw:image xlink:href="Pictures/TablePreview3.svm" xlink:type="simple" xlink:show="embed" xlink:actuate="onLoad"/>
        </draw:frame>
        <draw:ellipse draw:style-name="gr1" draw:text-style-name="P2" xml:id="id1" draw:id="id1" draw:layer="layout" svg:width="1.27cm" svg:height="1.016cm" svg:x="8.053cm" svg:y="6.692cm">
          <text:p text:style-name="P1"><text:span text:style-name="T1">x</text:span><text:span text:style-name="T12">2</text:span><text:span text:style-name="T3">[</text:span><text:span text:style-name="T1">t</text:span><text:span text:style-name="T3">]</text:span></text:p>
        </draw:ellipse>
        <draw:frame draw:style-name="standard" draw:layer="layout" svg:width="3.843cm" svg:height="1.632cm" svg:x="6.019cm" svg:y="5.19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5">
                <text:p text:style-name="P1"><text:span text:style-name="T5">x</text:span><text:span text:style-name="T13">2</text:span><text:span text:style-name="T6">[</text:span><text:span text:style-name="T5">t</text:span><text:span text:style-name="T8">–</text:span><text:span text:style-name="T9">1</text:span><text:span text:style-name="T6">]</text:span></text:p>
              </table:table-cell>
              <table:table-cell table:style-name="ce3">
                <text:p text:style-name="P1"><text:span text:style-name="T5">P</text:span><text:span text:style-name="T6">(</text:span><text:span text:style-name="T5">x</text:span><text:span text:style-name="T7">2</text:span><text:span text:style-name="T6">[</text:span><text:span text:style-name="T5">t</text:span><text:span text:style-name="T6">]=1) <text:s text:c="3"/></text:span><text:span text:style-name="T5">P</text:span><text:span text:style-name="T6">(</text:span><text:span text:style-name="T5">x</text:span><text:span text:style-name="T7">2</text:span><text:span text:style-name="T6">[</text:span><text:span text:style-name="T5">t</text:span><text:span text:style-name="T6">]=0)</text:span></text:p>
              </table:table-cell>
            </table:table-row>
            <table:table-row table:style-name="ro2">
              <table:table-cell table:style-name="ce6">
                <text:p text:style-name="P1"><text:span text:style-name="T6"><text:s text:c="4"/></text:span><text:span text:style-name="T6">1</text:span></text:p>
              </table:table-cell>
              <table:table-cell table:style-name="ce4">
                <text:p text:style-name="P1"><text:span text:style-name="T6">1 <text:s text:c="17"/>0</text:span></text:p>
              </table:table-cell>
            </table:table-row>
            <table:table-row table:style-name="ro2">
              <table:table-cell table:style-name="ce6">
                <text:p text:style-name="P1"><text:span text:style-name="T6"><text:s text:c="4"/></text:span><text:span text:style-name="T6">0</text:span></text:p>
              </table:table-cell>
              <table:table-cell table:style-name="ce4">
                <text:p text:style-name="P1"><text:span text:style-name="T6">0 <text:s text:c="17"/>1</text:span></text:p>
              </table:table-cell>
            </table:table-row>
          </table:table>
          <draw:image xlink:href="Pictures/TablePreview4.svm" xlink:type="simple" xlink:show="embed" xlink:actuate="onLoad"/>
        </draw:frame>
        <draw:ellipse draw:style-name="gr1" draw:text-style-name="P2" xml:id="id3" draw:id="id3" draw:layer="layout" svg:width="1.27cm" svg:height="1.016cm" svg:x="11.454cm" svg:y="9.392cm">
          <text:p text:style-name="P1"><text:span text:style-name="T1">x</text:span><text:span text:style-name="T12">3</text:span><text:span text:style-name="T3">[</text:span><text:span text:style-name="T1">t</text:span><text:span text:style-name="T3">]</text:span></text:p>
        </draw:ellipse>
        <draw:frame draw:style-name="standard" draw:layer="layout" svg:width="3.894cm" svg:height="1.632cm" svg:x="11.02cm" svg:y="10.49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7">
                <text:p><text:span text:style-name="T5">x</text:span><text:span text:style-name="T13">3</text:span><text:span text:style-name="T6">[</text:span><text:span text:style-name="T5">t</text:span><text:span text:style-name="T8">–</text:span><text:span text:style-name="T9">1</text:span><text:span text:style-name="T6">]</text:span></text:p>
              </table:table-cell>
              <table:table-cell table:style-name="ce1">
                <text:p><text:span text:style-name="T5">P</text:span><text:span text:style-name="T6">(</text:span><text:span text:style-name="T5">x</text:span><text:span text:style-name="T13">3</text:span><text:span text:style-name="T6">[</text:span><text:span text:style-name="T5">t</text:span><text:span text:style-name="T6">]=1) <text:s text:c="3"/></text:span><text:span text:style-name="T5">P</text:span><text:span text:style-name="T6">(</text:span><text:span text:style-name="T5">x</text:span><text:span text:style-name="T13">3</text:span><text:span text:style-name="T6">[</text:span><text:span text:style-name="T5">t</text:span><text:span text:style-name="T6">]=0)</text:span></text:p>
              </table:table-cell>
            </table:table-row>
            <table:table-row table:style-name="ro2">
              <table:table-cell table:style-name="ce6">
                <text:p text:style-name="P1"><text:span text:style-name="T6"><text:s text:c="4"/></text:span><text:span text:style-name="T6">1</text:span></text:p>
              </table:table-cell>
              <table:table-cell table:style-name="ce4">
                <text:p text:style-name="P1"><text:span text:style-name="T6">1 <text:s text:c="17"/>0</text:span></text:p>
              </table:table-cell>
            </table:table-row>
            <table:table-row table:style-name="ro2">
              <table:table-cell table:style-name="ce6">
                <text:p text:style-name="P1"><text:span text:style-name="T6"><text:s text:c="4"/></text:span><text:span text:style-name="T6">0</text:span></text:p>
              </table:table-cell>
              <table:table-cell table:style-name="ce4">
                <text:p text:style-name="P1"><text:span text:style-name="T6">0 <text:s text:c="17"/>1</text:span></text:p>
              </table:table-cell>
            </table:table-row>
          </table:table>
          <draw:image xlink:href="Pictures/TablePreview5.svm" xlink:type="simple" xlink:show="embed" xlink:actuate="onLoad"/>
        </draw:frame>
        <draw:ellipse draw:style-name="gr1" draw:text-style-name="P2" xml:id="id2" draw:id="id2" draw:layer="layout" svg:width="1.27cm" svg:height="1.016cm" svg:x="10.851cm" svg:y="3.991cm">
          <text:p text:style-name="P1"><text:span text:style-name="T1">x</text:span><text:span text:style-name="T2">1</text:span><text:span text:style-name="T3">[</text:span><text:span text:style-name="T1">t</text:span><text:span text:style-name="T3">]</text:span></text:p>
        </draw:ellipse>
        <draw:connector draw:style-name="gr2" draw:text-style-name="P1" draw:layer="layout" draw:type="line" svg:x1="9.323cm" svg:y1="7.2cm" svg:x2="11.486cm" svg:y2="5.007cm" draw:start-shape="id1" draw:start-glue-point="1" draw:end-shape="id2" draw:end-glue-point="2" svg:d="M9323 7200l2163-2193">
          <text:p/>
        </draw:connector>
        <draw:connector draw:style-name="gr2" draw:text-style-name="P1" draw:layer="layout" draw:type="line" svg:x1="12.089cm" svg:y1="9.392cm" svg:x2="11.486cm" svg:y2="5.007cm" draw:start-shape="id3" draw:start-glue-point="0" draw:end-shape="id2" draw:end-glue-point="2" svg:d="M12089 9392l-603-4385">
          <text:p/>
        </draw:connector>
        <draw:connector draw:style-name="gr3" draw:text-style-name="P1" draw:layer="layout" draw:type="line" svg:x1="5.623cm" svg:y1="9.901cm" svg:x2="11.454cm" svg:y2="9.9cm" draw:start-shape="id4" draw:start-glue-point="1" draw:end-shape="id3" draw:end-glue-point="3" svg:d="M5623 9901l5831-1">
          <text:p/>
        </draw:connector>
        <draw:connector draw:style-name="gr3" draw:text-style-name="P1" draw:layer="layout" draw:type="line" svg:x1="5.622cm" svg:y1="7.195cm" svg:x2="8.053cm" svg:y2="7.2cm" draw:start-shape="id5" draw:start-glue-point="1" draw:end-shape="id1" draw:end-glue-point="3" svg:d="M5622 7195l2431 5">
          <text:p/>
        </draw:connector>
        <draw:connector draw:style-name="gr3" draw:text-style-name="P1" draw:layer="layout" draw:type="line" svg:x1="5.621cm" svg:y1="4.499cm" svg:x2="10.851cm" svg:y2="4.499cm" draw:start-shape="id6" draw:start-glue-point="1" draw:end-shape="id2" draw:end-glue-point="3" svg:d="M5621 4499h5230">
          <text:p/>
        </draw:connector>
        <draw:ellipse draw:style-name="gr4" draw:text-style-name="P2" xml:id="id7" draw:id="id7" draw:layer="layout" svg:width="1.27cm" svg:height="1.016cm" svg:x="8.754cm" svg:y="12.074cm">
          <text:p text:style-name="P1"><text:span text:style-name="T15">d</text:span><text:span text:style-name="T12">1</text:span><text:span text:style-name="T3">[</text:span><text:span text:style-name="T1">t</text:span><text:span text:style-name="T3">]</text:span></text:p>
        </draw:ellipse>
        <draw:connector draw:style-name="gr2" draw:text-style-name="P1" draw:layer="layout" draw:type="line" svg:x1="11.454cm" svg:y1="9.9cm" svg:x2="9.389cm" svg:y2="12.074cm" draw:start-shape="id3" draw:start-glue-point="3" draw:end-shape="id7" draw:end-glue-point="0" svg:d="M11454 9900l-2065 2174">
          <text:p/>
        </draw:connector>
        <draw:connector draw:style-name="gr2" draw:text-style-name="P1" draw:layer="layout" draw:type="line" svg:x1="8.688cm" svg:y1="7.708cm" svg:x2="9.389cm" svg:y2="12.074cm" draw:start-shape="id1" draw:start-glue-point="2" draw:end-shape="id7" draw:end-glue-point="0" svg:d="M8688 7708l701 4366">
          <text:p/>
        </draw:connector>
        <draw:frame draw:style-name="standard" draw:layer="layout" svg:width="4.301cm" svg:height="2.678cm" svg:x="4.384cm" svg:y="12.03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3">
              <table:table-cell>
                <text:p text:style-name="P1"><text:span text:style-name="T5">x</text:span><text:span text:style-name="T7">2</text:span><text:span text:style-name="T6">[</text:span><text:span text:style-name="T5">t</text:span><text:span text:style-name="T6">]</text:span></text:p>
              </table:table-cell>
              <table:table-cell table:style-name="ce5">
                <text:p text:style-name="P1"><text:span text:style-name="T5">x</text:span><text:span text:style-name="T13">3</text:span><text:span text:style-name="T6">[</text:span><text:span text:style-name="T5">t</text:span><text:span text:style-name="T6">]</text:span></text:p>
              </table:table-cell>
              <table:table-cell>
                <text:p text:style-name="P1"><text:span text:style-name="T5">P</text:span><text:span text:style-name="T6">(</text:span><text:span text:style-name="T5">d</text:span><text:span text:style-name="T7">1</text:span><text:span text:style-name="T6">[</text:span><text:span text:style-name="T5">t</text:span><text:span text:style-name="T6">]=1)</text:span></text:p>
              </table:table-cell>
              <table:table-cell>
                <text:p text:style-name="P1"><text:span text:style-name="T5">P</text:span><text:span text:style-name="T6">(</text:span><text:span text:style-name="T5">d</text:span><text:span text:style-name="T7">1</text:span><text:span text:style-name="T6">[</text:span><text:span text:style-name="T5">t</text:span><text:span text:style-name="T6">]=0)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6">1</text:span></text:p>
              </table:table-cell>
              <table:table-cell table:style-name="ce6">
                <text:p text:style-name="P1"><text:span text:style-name="T6">1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0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6">1</text:span></text:p>
              </table:table-cell>
              <table:table-cell table:style-name="ce6">
                <text:p text:style-name="P1"><text:span text:style-name="T6">0</text:span></text:p>
              </table:table-cell>
              <table:table-cell>
                <text:p text:style-name="P1"><text:span text:style-name="T6">0.3</text:span></text:p>
              </table:table-cell>
              <table:table-cell>
                <text:p text:style-name="P1"><text:span text:style-name="T6">0.7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6">0</text:span></text:p>
              </table:table-cell>
              <table:table-cell table:style-name="ce6">
                <text:p text:style-name="P1"><text:span text:style-name="T6">1</text:span></text:p>
              </table:table-cell>
              <table:table-cell>
                <text:p text:style-name="P1"><text:span text:style-name="T6">0.7</text:span></text:p>
              </table:table-cell>
              <table:table-cell>
                <text:p text:style-name="P1"><text:span text:style-name="T6">0.3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6">0</text:span></text:p>
              </table:table-cell>
              <table:table-cell table:style-name="ce6">
                <text:p text:style-name="P1"><text:span text:style-name="T6">0</text:span></text:p>
              </table:table-cell>
              <table:table-cell>
                <text:p text:style-name="P1"><text:span text:style-name="T6">0</text:span></text:p>
              </table:table-cell>
              <table:table-cell>
                <text:p text:style-name="P1"><text:span text:style-name="T6">1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165cm" svg:height="5.399cm" svg:x="11.973cm" svg:y="2.88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9"/>
            <table:table-row table:style-name="ro3" table:default-cell-style-name="ce3">
              <table:table-cell>
                <text:p text:style-name="P1"><text:span text:style-name="T5">x</text:span><text:span text:style-name="T7">1</text:span><text:span text:style-name="T6">[</text:span><text:span text:style-name="T5">t</text:span><text:span text:style-name="T8">–</text:span><text:span text:style-name="T9">1]</text:span></text:p>
              </table:table-cell>
              <table:table-cell>
                <text:p text:style-name="P1"><text:span text:style-name="T5">x</text:span><text:span text:style-name="T7">2</text:span><text:span text:style-name="T6">[</text:span><text:span text:style-name="T5">t</text:span><text:span text:style-name="T6">]</text:span></text:p>
              </table:table-cell>
              <table:table-cell table:style-name="ce5">
                <text:p text:style-name="P1"><text:span text:style-name="T5">x</text:span><text:span text:style-name="T7">3</text:span><text:span text:style-name="T6">[</text:span><text:span text:style-name="T5">t</text:span><text:span text:style-name="T6">]</text:span></text:p>
              </table:table-cell>
              <table:table-cell>
                <text:p text:style-name="P1"><text:span text:style-name="T5">P</text:span><text:span text:style-name="T6">(</text:span><text:span text:style-name="T5">x</text:span><text:span text:style-name="T7">1</text:span><text:span text:style-name="T6">[</text:span><text:span text:style-name="T5">t</text:span><text:span text:style-name="T6">]=1)</text:span></text:p>
              </table:table-cell>
              <table:table-cell>
                <text:p text:style-name="P1"><text:span text:style-name="T5">P</text:span><text:span text:style-name="T6">(</text:span><text:span text:style-name="T5">x</text:span><text:span text:style-name="T7">1</text:span><text:span text:style-name="T6">[</text:span><text:span text:style-name="T5">t</text:span><text:span text:style-name="T6">]=0)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</text:span></text:p>
              </table:table-cell>
              <table:table-cell table:style-name="ce6">
                <text:p text:style-name="P1"><text:span text:style-name="T6">1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0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</text:span></text:p>
              </table:table-cell>
              <table:table-cell table:style-name="ce6">
                <text:p text:style-name="P1"><text:span text:style-name="T6">0</text:span></text:p>
              </table:table-cell>
              <table:table-cell>
                <text:p text:style-name="P1"><text:span text:style-name="T6">0.832</text:span></text:p>
              </table:table-cell>
              <table:table-cell>
                <text:p text:style-name="P1"><text:span text:style-name="T6">0.168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6">1</text:span></text:p>
              </table:table-cell>
              <table:table-cell>
                <text:p text:style-name="P1"><text:span text:style-name="T6">0</text:span></text:p>
              </table:table-cell>
              <table:table-cell table:style-name="ce6">
                <text:p text:style-name="P1"><text:span text:style-name="T6">1</text:span></text:p>
              </table:table-cell>
              <table:table-cell>
                <text:p text:style-name="P1"><text:span text:style-name="T6">0.748</text:span></text:p>
              </table:table-cell>
              <table:table-cell>
                <text:p text:style-name="P1"><text:span text:style-name="T6">0.252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6">1</text:span></text:p>
              </table:table-cell>
              <table:table-cell>
                <text:p text:style-name="P1"><text:span text:style-name="T6">0</text:span></text:p>
              </table:table-cell>
              <table:table-cell table:style-name="ce6">
                <text:p text:style-name="P1"><text:span text:style-name="T6">0</text:span></text:p>
              </table:table-cell>
              <table:table-cell>
                <text:p text:style-name="P1"><text:span text:style-name="T6">0.58</text:span></text:p>
              </table:table-cell>
              <table:table-cell>
                <text:p text:style-name="P1"><text:span text:style-name="T6">0.42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6">0</text:span></text:p>
              </table:table-cell>
              <table:table-cell>
                <text:p text:style-name="P1"><text:span text:style-name="T6">1</text:span></text:p>
              </table:table-cell>
              <table:table-cell table:style-name="ce6">
                <text:p text:style-name="P1"><text:span text:style-name="T6">1</text:span></text:p>
              </table:table-cell>
              <table:table-cell>
                <text:p text:style-name="P1"><text:span text:style-name="T6">0.42</text:span></text:p>
              </table:table-cell>
              <table:table-cell>
                <text:p text:style-name="P1"><text:span text:style-name="T6">0.58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6">0</text:span></text:p>
              </table:table-cell>
              <table:table-cell>
                <text:p text:style-name="P1"><text:span text:style-name="T6">1</text:span></text:p>
              </table:table-cell>
              <table:table-cell table:style-name="ce6">
                <text:p text:style-name="P1"><text:span text:style-name="T6">0</text:span></text:p>
              </table:table-cell>
              <table:table-cell>
                <text:p text:style-name="P1"><text:span text:style-name="T6">0.252</text:span></text:p>
              </table:table-cell>
              <table:table-cell>
                <text:p text:style-name="P1"><text:span text:style-name="T6">0.748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6">0</text:span></text:p>
              </table:table-cell>
              <table:table-cell>
                <text:p text:style-name="P1"><text:span text:style-name="T6">0</text:span></text:p>
              </table:table-cell>
              <table:table-cell table:style-name="ce6">
                <text:p text:style-name="P1"><text:span text:style-name="T6">1</text:span></text:p>
              </table:table-cell>
              <table:table-cell>
                <text:p text:style-name="P1"><text:span text:style-name="T6">0.168</text:span></text:p>
              </table:table-cell>
              <table:table-cell>
                <text:p text:style-name="P1"><text:span text:style-name="T6">0.832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6">0</text:span></text:p>
              </table:table-cell>
              <table:table-cell>
                <text:p text:style-name="P1"><text:span text:style-name="T6">0</text:span></text:p>
              </table:table-cell>
              <table:table-cell table:style-name="ce6">
                <text:p text:style-name="P1"><text:span text:style-name="T6">0</text:span></text:p>
              </table:table-cell>
              <table:table-cell>
                <text:p text:style-name="P1"><text:span text:style-name="T6">0</text:span></text:p>
              </table:table-cell>
              <table:table-cell>
                <text:p text:style-name="P1"><text:span text:style-name="T6">1</text:span></text:p>
              </table:table-cell>
            </table:table-row>
          </table:table>
          <draw:image xlink:href="Pictures/TablePreview7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11-08T17:20:02.87</meta:creation-date>
    <dc:date>2014-11-09T10:43:43.90</dc:date>
    <dc:creator>Loc Nguyen</dc:creator>
    <meta:editing-duration>PT2H57M47S</meta:editing-duration>
    <meta:editing-cycles>44</meta:editing-cycles>
    <meta:generator>OpenOffice/4.1.0$Win32 OpenOffice.org_project/410m18$Build-9764</meta:generator>
    <meta:document-statistic meta:object-count="21"/>
  </office:meta>
</office:document-meta>
</file>